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C000000423E045D6EC72C9377.png" manifest:media-type="image/png"/>
  <manifest:file-entry manifest:full-path="Pictures/10000000000000270000003665468692841AC010.png" manifest:media-type="image/png"/>
  <manifest:file-entry manifest:full-path="Pictures/100000000000002A0000002678C3E8A6104ACE72.png" manifest:media-type="image/png"/>
  <manifest:file-entry manifest:full-path="Pictures/100000000000003F00000059491AFD3202993FCB.png" manifest:media-type="image/png"/>
  <manifest:file-entry manifest:full-path="Pictures/100000010000003800000038F716DBE75E571B5C.png" manifest:media-type="image/png"/>
  <manifest:file-entry manifest:full-path="Pictures/100000000000003D00000047BDA53A1CD63C8FEF.png" manifest:media-type="image/png"/>
  <manifest:file-entry manifest:full-path="Pictures/100000000000003D0000005876665E8E6D4067EF.png" manifest:media-type="image/png"/>
  <manifest:file-entry manifest:full-path="Pictures/100000000000003F00000048AACE3C5209DE43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 Regular" svg:font-family="'Noto Sans JP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28cm" svg:stroke-color="#729fcf" draw:marker-start-width="0.245cm" draw:marker-end="" draw:marker-end-width="0.245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388cm" fo:min-width="0.138cm" fo:wrap-option="wrap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375cm" svg:y1="2.073cm" svg:x2="4.56cm" svg:y2="2.073cm">
          <text:p/>
        </draw:line>
        <draw:line draw:style-name="gr2" draw:text-style-name="P1" draw:layer="layout" svg:x1="1.375cm" svg:y1="0.604cm" svg:x2="4.56cm" svg:y2="0.604cm">
          <text:p/>
        </draw:line>
        <draw:frame draw:style-name="gr3" draw:text-style-name="P1" draw:layer="layout" svg:width="0.371cm" svg:height="0.423cm" svg:x="0.928cm" svg:y="0.393cm">
          <draw:image xlink:href="Pictures/100000000000003F00000048AACE3C5209DE4348.png" xlink:type="simple" xlink:show="embed" xlink:actuate="onLoad" draw:mime-type="image/png">
            <text:p/>
          </draw:image>
          <svg:title>TexMaths</svg:title>
          <svg:desc>14§display§b_0§png§600§FALSE§</svg:desc>
        </draw:frame>
        <draw:frame draw:style-name="gr3" draw:text-style-name="P1" draw:layer="layout" svg:width="0.358cm" svg:height="0.518cm" svg:x="4.631cm" svg:y="1.814cm">
          <draw:image xlink:href="Pictures/100000000000003D0000005876665E8E6D4067EF.png" xlink:type="simple" xlink:show="embed" xlink:actuate="onLoad" draw:mime-type="image/png">
            <text:p/>
          </draw:image>
          <svg:title>TexMaths</svg:title>
          <svg:desc>14§display§b_1^\prime§png§600§FALSE§</svg:desc>
        </draw:frame>
        <draw:frame draw:style-name="gr3" draw:text-style-name="P1" draw:layer="layout" svg:width="0.358cm" svg:height="0.417cm" svg:x="0.934cm" svg:y="1.865cm">
          <draw:image xlink:href="Pictures/100000000000003D00000047BDA53A1CD63C8FEF.png" xlink:type="simple" xlink:show="embed" xlink:actuate="onLoad" draw:mime-type="image/png">
            <text:p/>
          </draw:image>
          <svg:title>TexMaths</svg:title>
          <svg:desc>14§display§b_1§png§600§FALSE§</svg:desc>
        </draw:frame>
        <draw:connector draw:style-name="gr4" draw:text-style-name="P1" draw:layer="layout" draw:type="line" svg:x1="2.967cm" svg:y1="1.985cm" svg:x2="2.967cm" svg:y2="1.03cm" draw:start-shape="id1" draw:start-glue-point="4" svg:d="M2967 1985v-955" svg:viewBox="0 0 1 956">
          <text:p/>
        </draw:connector>
        <draw:frame draw:style-name="gr3" draw:text-style-name="P1" draw:layer="layout" svg:width="0.371cm" svg:height="0.524cm" svg:x="4.626cm" svg:y="0.342cm">
          <draw:image xlink:href="Pictures/100000000000003F00000059491AFD3202993FCB.png" xlink:type="simple" xlink:show="embed" xlink:actuate="onLoad" draw:mime-type="image/png">
            <text:p/>
          </draw:image>
          <svg:title>TexMaths</svg:title>
          <svg:desc>14§display§b_0^\prime§png§600§FALSE§</svg:desc>
        </draw:frame>
        <draw:frame draw:style-name="gr3" draw:text-style-name="P1" draw:layer="layout" svg:width="0.246cm" svg:height="0.224cm" svg:x="0.1cm" svg:y="0.492cm">
          <draw:image xlink:href="Pictures/100000000000002A0000002678C3E8A6104ACE72.png" xlink:type="simple" xlink:show="embed" xlink:actuate="onLoad" draw:mime-type="image/png">
            <text:p/>
          </draw:image>
          <svg:title>TexMaths</svg:title>
          <svg:desc>14§display§x§png§600§FALSE§</svg:desc>
        </draw:frame>
        <draw:frame draw:style-name="gr3" draw:text-style-name="P1" draw:layer="layout" svg:width="0.23cm" svg:height="0.318cm" svg:x="0.119cm" svg:y="1.914cm">
          <draw:image xlink:href="Pictures/10000000000000270000003665468692841AC010.png" xlink:type="simple" xlink:show="embed" xlink:actuate="onLoad" draw:mime-type="image/png">
            <text:p/>
          </draw:image>
          <svg:title>TexMaths</svg:title>
          <svg:desc>14§display§y§png§600§FALSE§</svg:desc>
        </draw:frame>
        <draw:frame draw:style-name="gr3" draw:text-style-name="P1" draw:layer="layout" svg:width="1.106cm" svg:height="0.388cm" svg:x="5.59cm" svg:y="0.41cm">
          <draw:image xlink:href="Pictures/10000000000000BC000000423E045D6EC72C9377.png" xlink:type="simple" xlink:show="embed" xlink:actuate="onLoad" draw:mime-type="image/png">
            <text:p/>
          </draw:image>
          <svg:title>TexMaths</svg:title>
          <svg:desc>14§display§x \oplus y§png§600§FALSE§</svg:desc>
        </draw:frame>
        <draw:frame draw:style-name="gr3" draw:text-style-name="P1" draw:layer="layout" svg:width="0.23cm" svg:height="0.318cm" svg:x="5.507cm" svg:y="1.914cm">
          <draw:image xlink:href="Pictures/10000000000000270000003665468692841AC010.png" xlink:type="simple" xlink:show="embed" xlink:actuate="onLoad" draw:mime-type="image/png">
            <text:p/>
          </draw:image>
          <svg:title>TexMaths</svg:title>
          <svg:desc>14§display§y§png§600§FALSE§</svg:desc>
        </draw:frame>
        <draw:custom-shape draw:style-name="gr5" draw:text-style-name="P2" xml:id="id1" draw:id="id1" draw:layer="layout" svg:width="0.176cm" svg:height="0.176cm" svg:x="2.879cm" svg:y="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9cm" svg:height="0.9cm" svg:x="2.516cm" svg:y="0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47cm" svg:height="0.47cm" svg:x="2.731cm" svg:y="0.351cm">
          <draw:image xlink:href="Pictures/100000010000003800000038F716DBE75E571B5C.png" xlink:type="simple" xlink:show="embed" xlink:actuate="onLoad" draw:mime-type="image/png">
            <text:p/>
          </draw:image>
          <svg:title>TexMaths</svg:title>
          <svg:desc>20§display§\color{white}+\normalcolor§png§600§TRU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 Regular" svg:font-family="'Noto Sans JP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 Regular" style:font-family-asian="'Noto Sans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112cm" fo:page-height="2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8T15:32:00.362458744</meta:creation-date>
    <dc:date>2022-04-21T21:44:35.010683802</dc:date>
    <meta:editing-duration>PT3H31M54S</meta:editing-duration>
    <meta:editing-cycles>10</meta:editing-cycles>
    <meta:generator>LibreOffice/7.2.5.1$Linux_X86_64 LibreOffice_project/20$Build-1</meta:generator>
    <meta:document-statistic meta:object-count="14"/>
  </office:meta>
</office:document-meta>
</file>